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fill-color="#00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61cm" svg:height="19.08cm" svg:x="2cm" svg:y="5cm">
          <text:p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22.1cm" svg:height="16.56cm" svg:x="3.5cm" svg:y="6.25cm">
          <text:p text:style-name="P1">Screen cutout 8.7in x 6.5 in</text:p>
          <text:p text:style-name="P1">220x165mm</text:p>
          <text:p text:style-name="P1"/>
          <text:p text:style-name="P1">(black out edges of screen assembly)</text:p>
        </draw:rect>
        <draw:rect draw:style-name="gr2" draw:text-style-name="P1" draw:layer="layout" svg:width="10cm" svg:height="1cm" svg:x="28.475cm" svg:y="16.994cm">
          <text:p text:style-name="P1">flash slot cutout 10cm x 1cm</text:p>
        </draw:rect>
        <draw:frame draw:style-name="gr3" draw:layer="layout" svg:width="17.727cm" svg:height="1.673cm" svg:x="3.221cm" svg:y="26.263cm">
          <draw:text-box>
            <text:p>ALyX project case - front bezel 38.5cm x 19cm</text:p>
            <text:p>paint color – platinum grey (look up Pantone or Krylon colors)</text:p>
          </draw:text-box>
        </draw:frame>
        <draw:rect draw:style-name="gr4" draw:text-style-name="P1" draw:layer="layout" svg:width="5cm" svg:height="2cm" svg:x="34.124cm" svg:y="20.82cm">
          <text:p text:style-name="P1">logo plate</text:p>
          <text:p text:style-name="P1">5x2 cm</text:p>
        </draw:rect>
        <draw:rect draw:style-name="gr5" draw:text-style-name="P1" draw:layer="layout" svg:width="14cm" svg:height="10cm" svg:x="26.616cm" svg:y="4.989cm">
          <text:p text:style-name="P1">vent cutout (replace with</text:p>
          <text:p text:style-name="P1">routed vent cover or Twiggy-shaped</text:p>
          <text:p text:style-name="P1">false front for optical drive)</text:p>
          <text:p text:style-name="P1">14x10cm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Connors</meta:initial-creator>
    <meta:creation-date>2014-11-06T18:47:20</meta:creation-date>
    <dc:date>2014-11-06T20:22:26</dc:date>
    <dc:creator>Brian Connors</dc:creator>
    <meta:editing-duration>PT1H19M54S</meta:editing-duration>
    <meta:editing-cycles>6</meta:editing-cycles>
    <meta:generator>LibreOffice/4.0.0.3$MacOSX_x86 LibreOffice_project/53fd80e80f44edd735c18dbc5b6cde811e0a15c</meta:generator>
    <meta:document-statistic meta:object-count="6"/>
  </office:meta>
</office:document-meta>
</file>